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59cm" svg:stroke-color="#990000" draw:marker-start-width="0.438cm" draw:marker-end-width="0.438cm" draw:fill-color="#ffffff" draw:textarea-horizontal-align="justify" draw:textarea-vertical-align="middle" draw:auto-grow-height="false" fo:min-height="5.852cm" fo:min-width="5.602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195cm" fo:min-width="1.03cm" fo:padding-top="0.204cm" fo:padding-bottom="0.204cm" fo:padding-left="0.329cm" fo:padding-right="0.329cm"/>
    </style:style>
    <style:style style:name="gr3" style:family="graphic" style:parent-style-name="standard">
      <style:graphic-properties svg:stroke-width="0.028cm" svg:stroke-color="#000000" draw:marker-start="Dimension_20_Lines" draw:marker-start-width="0.242cm" draw:marker-end="" draw:marker-end-width="0.242cm" draw:fill-color="#cccccc" draw:textarea-horizontal-align="justify" draw:textarea-vertical-align="middle" draw:auto-grow-height="false" fo:min-height="0.388cm" fo:min-width="27.5cm" fo:padding-top="0.139cm" fo:padding-bottom="0.139cm" fo:padding-left="0.264cm" fo:padding-right="0.264cm"/>
    </style:style>
    <style:style style:name="gr4" style:family="graphic" style:parent-style-name="measure" style:list-style-name="L1">
      <style:graphic-properties svg:stroke-width="0.159cm" draw:marker-start-width="0.438cm" draw:marker-end-width="0.438cm" draw:textarea-vertical-align="middle" draw:line-distance="0.816cm"/>
    </style:style>
    <style:style style:name="gr5" style:family="graphic" style:parent-style-name="measure" style:list-style-name="L1">
      <style:graphic-properties svg:stroke-width="0.159cm" draw:marker-start-width="0.437cm" draw:marker-end-width="0.437cm" draw:fill="hatch" draw:fill-color="#729fcf" draw:fill-hatch-name="Black_20_0_20_Degrees" draw:textarea-vertical-align="middle"/>
    </style:style>
    <style:style style:name="gr6" style:family="graphic" style:parent-style-name="objectwithoutfill">
      <style:graphic-properties svg:stroke-width="0.106cm" svg:stroke-color="#cc0066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solid" svg:stroke-width="0.028cm" svg:stroke-color="#000000" draw:marker-start="" draw:marker-start-width="0.242cm" draw:marker-end="" draw:marker-end-width="0.242cm" draw:fill-color="#cccccc" draw:textarea-horizontal-align="justify" draw:textarea-vertical-align="middle" draw:auto-grow-height="false" fo:min-height="0.388cm" fo:min-width="27.5cm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3cm" fo:min-width="0.96cm" fo:padding-top="0.204cm" fo:padding-bottom="0.204cm" fo:padding-left="0.329cm" fo:padding-right="0.329cm" draw:shadow-offset-x="0cm" draw:shadow-offset-y="0cm"/>
    </style:style>
    <style:style style:name="gr15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mi10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hatch" draw:fill-color="#729fcf" draw:fill-hatch-name="Black_20_0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margin-top="0cm" fo:margin-bottom="0.051cm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cmmi10"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30pt" style:font-size-asian="30pt" style:font-size-complex="30pt"/>
    </style:style>
    <style:style style:name="P11" style:family="paragraph">
      <loext:graphic-properties draw:fill="none" draw:fill-color="#ffffff"/>
      <style:text-properties style:font-name="cmmi10" fo:font-size="40pt" fo:font-weight="normal" style:font-size-asian="40pt" style:font-weight-asian="normal" style:font-size-complex="40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mmi10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mi10" fo:font-size="40pt" style:font-size-asian="40pt" style:font-size-complex="40pt"/>
    </style:style>
    <style:style style:name="T4" style:family="text">
      <style:text-properties style:text-position="-33% 58%" style:font-name="cmmi10" fo:font-size="40pt" style:font-size-asian="40pt" style:font-size-complex="4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font-name="cmmi10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628cm" svg:height="8.628cm" svg:x="10.2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8.28cm" svg:y="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8cm" svg:height="0.638cm" svg:x="0cm" svg:y="0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3" draw:layer="measurelines" svg:x1="2.032cm" svg:y1="1.778cm" svg:x2="2.032cm" svg:y2="17.78cm">
          <text:p text:style-name="P3"><text:span text:style-name="T1">w</text:span></text:p>
        </draw:measure>
        <draw:measure draw:style-name="gr5" draw:text-style-name="P5" draw:layer="measurelines" svg:x1="0.047cm" svg:y1="20.72cm" svg:x2="27.94cm" svg:y2="20.82cm">
          <text:p text:style-name="P4"><text:span text:style-name="T1">L</text:span><text:span text:style-name="T2"> </text:span><text:span text:style-name="T2"><text:measure text:kind="gap"/></text:span></text:p>
        </draw:measure>
        <draw:line draw:style-name="gr6" draw:text-style-name="P6" draw:layer="layout" svg:x1="19.558cm" svg:y1="10.414cm" svg:x2="23.622cm" svg:y2="10.414cm">
          <text:p/>
        </draw:line>
        <draw:custom-shape draw:style-name="gr7" draw:text-style-name="P7" draw:layer="layout" svg:width="28cm" svg:height="0.638cm" svg:x="0cm" svg:y="17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5.242cm" svg:y1="17.478cm" svg:x2="5.242cm" svg:y2="13.922cm">
          <text:p/>
        </draw:line>
        <draw:line draw:style-name="gr8" draw:text-style-name="P6" draw:layer="layout" svg:x1="5.242cm" svg:y1="17.479cm" svg:x2="9.714cm" svg:y2="17.478cm">
          <text:p/>
        </draw:line>
        <draw:frame draw:style-name="gr9" draw:text-style-name="P8" draw:layer="layout" svg:width="1.999cm" svg:height="0.999cm" svg:x="13.135cm" svg:y="10.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9" draw:layer="layout" svg:width="1.778cm" svg:height="1.98cm" svg:x="21.236cm" svg:y="8.49cm">
          <draw:text-box>
            <text:p><text:span text:style-name="T3">v</text:span><text:span text:style-name="T4">d</text:span></text:p>
          </draw:text-box>
        </draw:frame>
        <draw:frame draw:style-name="gr11" draw:text-style-name="P9" draw:layer="layout" svg:width="1.778cm" svg:height="1.665cm" svg:x="8.382cm" svg:y="15.748cm">
          <draw:text-box>
            <text:p><text:span text:style-name="T3">x</text:span></text:p>
          </draw:text-box>
        </draw:frame>
        <draw:frame draw:style-name="gr11" draw:text-style-name="P9" draw:layer="layout" svg:width="1.778cm" svg:height="1.665cm" svg:x="5.588cm" svg:y="13.716cm">
          <draw:text-box>
            <text:p><text:span text:style-name="T3">y</text:span></text:p>
          </draw:text-box>
        </draw:frame>
        <draw:frame draw:style-name="gr12" draw:text-style-name="P10" draw:layer="layout" svg:width="2.286cm" svg:height="1.432cm" svg:x="8.636cm" svg:y="15.748cm">
          <draw:text-box>
            <text:p><text:span text:style-name="T5">ˆ</text:span></text:p>
          </draw:text-box>
        </draw:frame>
        <draw:frame draw:style-name="gr12" draw:text-style-name="P10" draw:layer="layout" svg:width="2.286cm" svg:height="1.432cm" svg:x="5.836cm" svg:y="13.748cm">
          <draw:text-box>
            <text:p><text:span text:style-name="T5">ˆ</text:span></text:p>
          </draw:text-box>
        </draw:frame>
        <draw:line draw:style-name="gr13" draw:text-style-name="P6" draw:layer="layout" svg:x1="21.644cm" svg:y1="8.89cm" svg:x2="22.152cm" svg:y2="8.89cm">
          <text:p/>
        </draw:line>
        <draw:custom-shape draw:style-name="gr14" draw:text-style-name="P1" draw:layer="layout" svg:width="2.286cm" svg:height="2.032cm" svg:x="20.531cm" svg:y="2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4.472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9.373cm" svg:y="1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5.374cm" svg:y="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20.475cm" svg:y="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7.376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2.177cm" svg:y="4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2.678cm" svg:y="7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3.479cm" svg:y="10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7.973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4.473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3.473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7.974cm" svg:y="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7.975cm" svg:y="1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1.676cm" svg:y="14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5.577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8.878cm" svg:y="12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22.779cm" svg:y="1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15.981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86cm" svg:height="2.265cm" svg:x="23.87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705cm" svg:height="1.665cm" svg:x="11.63cm" svg:y="9.652cm">
          <draw:text-box>
            <text:p><text:span text:style-name="T6">R</text:span></text:p>
          </draw:text-box>
        </draw:frame>
        <draw:line draw:style-name="gr15" draw:text-style-name="P6" draw:layer="layout" svg:x1="14.732cm" svg:y1="9.872cm" svg:x2="11.43cm" svg:y2="12.19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8:28:30.862827091</meta:creation-date>
    <dc:date>2018-12-17T12:04:14.890883644</dc:date>
    <meta:editing-duration>PT25M12S</meta:editing-duration>
    <meta:editing-cycles>10</meta:editing-cycles>
    <meta:generator>LibreOffice/5.1.6.2$Linux_X86_64 LibreOffice_project/10m0$Build-2</meta:generator>
    <meta:document-statistic meta:object-count="61"/>
  </office:meta>
</office:document-meta>
</file>

<file path=Object 1/content.xml><?xml version="1.0" encoding="utf-8"?>
<math xmlns="http://www.w3.org/1998/Math/MathML" display="block"/>
</file>